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2" fo:font-size="10pt" style:font-size-asian="10pt" style:font-size-complex="10pt"/>
    </style:style>
    <style:style style:name="P3" style:family="paragraph" style:parent-style-name="Table_20_Contents">
      <style:paragraph-properties fo:text-align="center" style:justify-single-word="false"/>
      <style:text-properties style:font-name="Calibri2" fo:font-size="10pt" officeooo:paragraph-rsid="0030b811" style:font-size-asian="10pt" style:font-size-complex="10pt"/>
    </style:style>
    <style:style style:name="P4" style:family="paragraph" style:parent-style-name="Table_20_Contents">
      <style:paragraph-properties fo:text-align="center" style:justify-single-word="false"/>
      <style:text-properties style:font-name="Calibri2" fo:font-size="10pt" officeooo:paragraph-rsid="00356928" style:font-size-asian="10pt" style:font-size-complex="10pt"/>
    </style:style>
    <style:style style:name="P5" style:family="paragraph" style:parent-style-name="Table_20_Contents">
      <style:paragraph-properties fo:text-align="center" style:justify-single-word="false"/>
      <style:text-properties style:font-name="Calibri2" fo:font-size="10pt" officeooo:paragraph-rsid="0037203c" style:font-size-asian="10pt" style:font-size-complex="10pt"/>
    </style:style>
    <style:style style:name="P6" style:family="paragraph" style:parent-style-name="Table_20_Contents">
      <style:paragraph-properties fo:text-align="center" style:justify-single-word="false"/>
      <style:text-properties style:font-name="Calibri2" fo:font-size="10pt" officeooo:paragraph-rsid="00379802" style:font-size-asian="10pt" style:font-size-complex="10pt"/>
    </style:style>
    <style:style style:name="P7" style:family="paragraph" style:parent-style-name="Table_20_Contents">
      <style:paragraph-properties fo:text-align="center" style:justify-single-word="false"/>
      <style:text-properties style:font-name="Calibri2" fo:font-size="10pt" officeooo:paragraph-rsid="0041ee44" style:font-size-asian="10pt" style:font-size-complex="10pt"/>
    </style:style>
    <style:style style:name="P8" style:family="paragraph" style:parent-style-name="Table_20_Contents">
      <style:paragraph-properties fo:text-align="end" style:justify-single-word="false"/>
      <style:text-properties style:font-name="Calibri2" fo:font-size="10pt" style:font-size-asian="10pt" style:font-size-complex="10pt"/>
    </style:style>
    <style:style style:name="P9" style:family="paragraph" style:parent-style-name="Text_20_body">
      <style:paragraph-properties fo:text-align="end" style:justify-single-word="false"/>
      <style:text-properties style:font-name="Calibri2" fo:font-size="10pt" style:font-size-asian="10pt" style:font-size-complex="10pt"/>
    </style:style>
    <style:style style:name="P10" style:family="paragraph" style:parent-style-name="Table_20_Contents">
      <style:paragraph-properties fo:text-align="end" style:justify-single-word="false"/>
      <style:text-properties style:font-name="Calibri2" fo:font-size="10pt" officeooo:paragraph-rsid="0029c43e" style:font-size-asian="10pt" style:font-size-complex="10pt"/>
    </style:style>
    <style:style style:name="P11" style:family="paragraph" style:parent-style-name="Table_20_Contents">
      <style:paragraph-properties fo:text-align="end" style:justify-single-word="false"/>
      <style:text-properties style:font-name="Calibri2" fo:font-size="10pt" officeooo:paragraph-rsid="0030b811" style:font-size-asian="10pt" style:font-size-complex="10pt"/>
    </style:style>
    <style:style style:name="P12" style:family="paragraph" style:parent-style-name="Table_20_Contents">
      <style:paragraph-properties fo:text-align="justify" style:justify-single-word="false"/>
      <style:text-properties style:font-name="Calibri2" fo:font-size="10pt" style:font-size-asian="10pt" style:font-size-complex="10pt"/>
    </style:style>
    <style:style style:name="P13" style:family="paragraph" style:parent-style-name="Table_20_Contents">
      <style:paragraph-properties fo:text-align="justify" style:justify-single-word="false"/>
      <style:text-properties style:font-name="Calibri2" fo:font-size="10pt" officeooo:paragraph-rsid="0030b811" style:font-size-asian="10pt" style:font-size-complex="10pt"/>
    </style:style>
    <style:style style:name="P14" style:family="paragraph" style:parent-style-name="Table_20_Contents">
      <style:paragraph-properties fo:text-align="justify" style:justify-single-word="false"/>
      <style:text-properties style:font-name="Calibri2" fo:font-size="10pt" officeooo:paragraph-rsid="00356928" style:font-size-asian="10pt" style:font-size-complex="10pt"/>
    </style:style>
    <style:style style:name="P15" style:family="paragraph" style:parent-style-name="Table_20_Contents">
      <style:paragraph-properties fo:text-align="justify" style:justify-single-word="false"/>
      <style:text-properties style:font-name="Calibri2" fo:font-size="10pt" officeooo:paragraph-rsid="0037203c" style:font-size-asian="10pt" style:font-size-complex="10pt"/>
    </style:style>
    <style:style style:name="P16" style:family="paragraph" style:parent-style-name="Table_20_Contents">
      <style:paragraph-properties fo:text-align="justify" style:justify-single-word="false"/>
      <style:text-properties style:font-name="Calibri2" fo:font-size="10pt" officeooo:rsid="0025e37b" officeooo:paragraph-rsid="0025e37b" style:font-size-asian="10pt" style:font-size-complex="10pt"/>
    </style:style>
    <style:style style:name="P17" style:family="paragraph" style:parent-style-name="Table_20_Contents">
      <style:paragraph-properties fo:text-align="justify" style:justify-single-word="false"/>
      <style:text-properties style:font-name="Calibri2" fo:font-size="10pt" officeooo:rsid="0025e37b" officeooo:paragraph-rsid="0030b811" style:font-size-asian="10pt" style:font-size-complex="10pt"/>
    </style:style>
    <style:style style:name="P18" style:family="paragraph" style:parent-style-name="Table_20_Contents">
      <style:paragraph-properties fo:text-align="justify" style:justify-single-word="false"/>
      <style:text-properties style:font-name="Calibri2" fo:font-size="10pt" officeooo:rsid="0027ff99" officeooo:paragraph-rsid="0027ff99" style:font-size-asian="10pt" style:font-size-complex="10pt"/>
    </style:style>
    <style:style style:name="P19" style:family="paragraph" style:parent-style-name="Text_20_body">
      <style:text-properties style:font-name="Calibri2" fo:font-size="10pt" style:font-size-asian="10pt" style:font-size-complex="10pt"/>
    </style:style>
    <style:style style:name="P20" style:family="paragraph" style:parent-style-name="Text_20_body">
      <style:text-properties style:font-name="Calibri2" fo:font-size="10pt" officeooo:paragraph-rsid="00249bfd" style:font-size-asian="10pt" style:font-size-complex="10pt"/>
    </style:style>
    <style:style style:name="P21" style:family="paragraph" style:parent-style-name="Text_20_body">
      <style:text-properties style:font-name="Calibri2" fo:font-size="10pt" officeooo:paragraph-rsid="002777af" style:font-size-asian="10pt" style:font-size-complex="10pt"/>
    </style:style>
    <style:style style:name="P22" style:family="paragraph" style:parent-style-name="Text_20_body">
      <style:text-properties style:font-name="Calibri2" fo:font-size="10pt" officeooo:rsid="001f9bf5" officeooo:paragraph-rsid="00249bfd" style:font-size-asian="10pt" style:font-size-complex="10pt"/>
    </style:style>
    <style:style style:name="P23" style:family="paragraph" style:parent-style-name="Standard">
      <style:text-properties style:font-name="Calibri2" fo:font-size="10pt" officeooo:rsid="001f9bf5" officeooo:paragraph-rsid="00379802" style:font-size-asian="10pt" style:font-size-complex="10pt"/>
    </style:style>
    <style:style style:name="P24" style:family="paragraph" style:parent-style-name="Text_20_body">
      <style:text-properties style:font-name="Calibri2" fo:font-size="10pt" officeooo:rsid="001f9bf5" officeooo:paragraph-rsid="0030b811" style:font-size-asian="10pt" style:font-size-complex="10pt"/>
    </style:style>
    <style:style style:name="P25" style:family="paragraph" style:parent-style-name="Text_20_body">
      <style:text-properties style:font-name="Calibri2" fo:font-size="10pt" officeooo:rsid="001f9bf5" officeooo:paragraph-rsid="00356928" style:font-size-asian="10pt" style:font-size-complex="10pt"/>
    </style:style>
    <style:style style:name="P26" style:family="paragraph" style:parent-style-name="Text_20_body">
      <style:text-properties style:font-name="Calibri2" fo:font-size="10pt" officeooo:rsid="001f9bf5" officeooo:paragraph-rsid="0037203c" style:font-size-asian="10pt" style:font-size-complex="10pt"/>
    </style:style>
    <style:style style:name="P27" style:family="paragraph" style:parent-style-name="Text_20_body" style:master-page-name="">
      <loext:graphic-properties draw:fill="none"/>
      <style:paragraph-properties fo:margin-left="0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2" fo:font-size="10pt" officeooo:rsid="001f9bf5" officeooo:paragraph-rsid="0030b811" style:font-size-asian="10pt" style:font-size-complex="10pt"/>
    </style:style>
    <style:style style:name="P28" style:family="paragraph" style:parent-style-name="Text_20_body">
      <style:text-properties style:font-name="Calibri2" fo:font-size="10pt" officeooo:paragraph-rsid="002e05e2" style:font-size-asian="10pt" style:font-size-complex="10pt"/>
    </style:style>
    <style:style style:name="P29" style:family="paragraph" style:parent-style-name="Table_20_Contents">
      <style:paragraph-properties fo:text-align="justify" style:justify-single-word="false"/>
      <style:text-properties style:font-name="Calibri2" fo:font-size="10pt" officeooo:rsid="0035dcef" officeooo:paragraph-rsid="0035dcef" style:font-size-asian="10pt" style:font-size-complex="10pt"/>
    </style:style>
    <style:style style:name="P30" style:family="paragraph" style:parent-style-name="Table_20_Contents">
      <style:paragraph-properties fo:text-align="center" style:justify-single-word="false"/>
      <style:text-properties style:font-name="Calibri2" fo:font-size="10pt" officeooo:rsid="0035dcef" officeooo:paragraph-rsid="0035dcef" style:font-size-asian="10pt" style:font-size-complex="10pt"/>
    </style:style>
    <style:style style:name="P31" style:family="paragraph" style:parent-style-name="Table_20_Contents">
      <style:paragraph-properties fo:text-align="justify" style:justify-single-word="false"/>
      <style:text-properties style:font-name="Calibri2" fo:font-size="10pt" officeooo:rsid="0037203c" officeooo:paragraph-rsid="0037203c" style:font-size-asian="10pt" style:font-size-complex="10pt"/>
    </style:style>
    <style:style style:name="P32" style:family="paragraph" style:parent-style-name="Table_20_Contents">
      <style:paragraph-properties fo:text-align="justify" style:justify-single-word="false"/>
      <style:text-properties style:font-name="Calibri2" fo:font-size="10pt" officeooo:rsid="00379802" officeooo:paragraph-rsid="00379802" style:font-size-asian="10pt" style:font-size-complex="10pt"/>
    </style:style>
    <style:style style:name="P33" style:family="paragraph" style:parent-style-name="Table_20_Contents">
      <style:paragraph-properties fo:text-align="start" style:justify-single-word="false"/>
      <style:text-properties style:font-name="Calibri2" fo:font-size="10pt" officeooo:paragraph-rsid="00379802" style:font-size-asian="10pt" style:font-size-complex="10pt"/>
    </style:style>
    <style:style style:name="P34" style:family="paragraph" style:parent-style-name="Table_20_Contents">
      <style:paragraph-properties fo:text-align="start" style:justify-single-word="false"/>
      <style:text-properties style:font-name="Calibri2" fo:font-size="10pt" officeooo:paragraph-rsid="003c9e77" style:font-size-asian="10pt" style:font-size-complex="10pt"/>
    </style:style>
    <style:style style:name="P35" style:family="paragraph" style:parent-style-name="Table_20_Contents">
      <style:paragraph-properties fo:text-align="start" style:justify-single-word="false"/>
      <style:text-properties style:font-name="Calibri2" fo:font-size="10pt" officeooo:rsid="003a7cee" officeooo:paragraph-rsid="003a7cee" style:font-size-asian="10pt" style:font-size-complex="10pt"/>
    </style:style>
    <style:style style:name="P36" style:family="paragraph" style:parent-style-name="Table_20_Contents">
      <style:paragraph-properties fo:text-align="center" style:justify-single-word="false"/>
      <style:text-properties style:font-name="Calibri2" fo:font-size="10pt" officeooo:rsid="003a7cee" officeooo:paragraph-rsid="003a7cee" style:font-size-asian="10pt" style:font-size-complex="10pt"/>
    </style:style>
    <style:style style:name="P37" style:family="paragraph" style:parent-style-name="Table_20_Contents">
      <style:paragraph-properties fo:text-align="center" style:justify-single-word="false"/>
      <style:text-properties style:font-name="Calibri2" fo:font-size="10pt" officeooo:rsid="003c9e77" officeooo:paragraph-rsid="003c9e77" style:font-size-asian="10pt" style:font-size-complex="10pt"/>
    </style:style>
    <style:style style:name="P38" style:family="paragraph" style:parent-style-name="Table_20_Contents">
      <style:paragraph-properties fo:text-align="center" style:justify-single-word="false"/>
      <style:text-properties style:font-name="Calibri2" fo:font-size="10pt" officeooo:rsid="003c9e77" officeooo:paragraph-rsid="003f0f2f" style:font-size-asian="10pt" style:font-size-complex="10pt"/>
    </style:style>
    <style:style style:name="P39" style:family="paragraph" style:parent-style-name="Table_20_Contents">
      <style:paragraph-properties fo:text-align="center" style:justify-single-word="false"/>
      <style:text-properties style:font-name="Calibri2" fo:font-size="10pt" officeooo:rsid="004040f5" officeooo:paragraph-rsid="004040f5" style:font-size-asian="10pt" style:font-size-complex="10pt"/>
    </style:style>
    <style:style style:name="P40" style:family="paragraph" style:parent-style-name="Text_20_body">
      <style:text-properties style:font-name="Calibri2" fo:font-size="10pt" officeooo:paragraph-rsid="0030b811" style:font-size-asian="10pt" style:font-size-complex="10pt"/>
    </style:style>
    <style:style style:name="P41" style:family="paragraph" style:parent-style-name="Text_20_body">
      <style:text-properties style:font-name="Calibri2" fo:font-size="10pt" officeooo:paragraph-rsid="00356928" style:font-size-asian="10pt" style:font-size-complex="10pt"/>
    </style:style>
    <style:style style:name="P42" style:family="paragraph" style:parent-style-name="Table_20_Contents">
      <style:paragraph-properties fo:text-align="justify" style:justify-single-word="false"/>
      <style:text-properties style:font-name="Calibri2" fo:font-size="10pt" fo:font-weight="bold" officeooo:rsid="00249bfd" officeooo:paragraph-rsid="00249bfd" style:font-size-asian="10pt" style:font-weight-asian="bold" style:font-size-complex="10pt" style:font-weight-complex="bold"/>
    </style:style>
    <style:style style:name="P43"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44" style:family="paragraph" style:parent-style-name="Table_20_Contents">
      <style:paragraph-properties fo:text-align="start" style:justify-single-word="false"/>
      <style:text-properties style:font-name="Calibri2" fo:font-size="10pt" fo:font-weight="bold" officeooo:paragraph-rsid="00379802"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alibri2" fo:font-size="10pt" fo:font-weight="bold" officeooo:rsid="002d19b5" officeooo:paragraph-rsid="002d19b5"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Calibri2" fo:font-size="10pt" fo:font-weight="bold" officeooo:paragraph-rsid="00356928"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Calibri2" fo:font-size="10pt" fo:font-weight="bold" officeooo:rsid="003a7cee" officeooo:paragraph-rsid="003a7cee" style:font-size-asian="10pt" style:font-weight-asian="bold" style:font-size-complex="10pt" style:font-weight-complex="bold"/>
    </style:style>
    <style:style style:name="P50" style:family="paragraph" style:parent-style-name="Text_20_body">
      <style:text-properties style:font-name="Calibri2" fo:font-size="10pt" fo:font-weight="bold" officeooo:rsid="001f9bf5" officeooo:paragraph-rsid="00356928" style:font-size-asian="10pt" style:font-weight-asian="bold" style:font-size-complex="10pt" style:font-weight-complex="bold"/>
    </style:style>
    <style:style style:name="P51" style:family="paragraph" style:parent-style-name="Table_20_Contents">
      <style:paragraph-properties fo:text-align="start" style:justify-single-word="false"/>
      <style:text-properties style:font-name="Calibri2" fo:font-size="10pt" fo:font-weight="bold" officeooo:rsid="003c9e77" officeooo:paragraph-rsid="003c9e77" style:font-size-asian="10pt" style:font-weight-asian="bold" style:font-size-complex="10pt" style:font-weight-complex="bold"/>
    </style:style>
    <style:style style:name="P52" style:family="paragraph" style:parent-style-name="Text_20_body">
      <style:paragraph-properties fo:text-align="justify" style:justify-single-word="false"/>
      <style:text-properties style:font-name="Calibri2" fo:font-size="10pt" fo:font-weight="normal" officeooo:paragraph-rsid="002d31c9" style:font-size-asian="10pt" style:font-weight-asian="normal" style:font-size-complex="10pt" style:font-weight-complex="normal"/>
    </style:style>
    <style:style style:name="P53" style:family="paragraph" style:parent-style-name="Table_20_Contents">
      <style:paragraph-properties fo:text-align="center" style:justify-single-word="false"/>
      <style:text-properties style:font-name="Calibri1" fo:font-size="10pt" officeooo:rsid="003f0f2f" officeooo:paragraph-rsid="003f0f2f" style:font-name-asian="Calibri1" style:font-size-asian="10pt" style:font-name-complex="Calibri1" style:font-size-complex="10pt"/>
    </style:style>
    <style:style style:name="P54" style:family="paragraph" style:parent-style-name="Heading" style:master-page-name="Standard">
      <style:paragraph-properties fo:text-align="center" style:justify-single-word="false" style:page-number="1"/>
    </style:style>
    <style:style style:name="P55"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56" style:family="paragraph" style:parent-style-name="Text_20_body" style:list-style-name="L1">
      <style:text-properties style:font-name="Calibri2" fo:font-size="10pt" officeooo:paragraph-rsid="00249bfd" style:font-size-asian="10pt" style:font-size-complex="10pt"/>
    </style:style>
    <style:style style:name="P57" style:family="paragraph" style:parent-style-name="Text_20_body" style:list-style-name="L2">
      <style:text-properties style:font-name="Calibri2" fo:font-size="10pt" style:font-size-asian="10pt" style:font-size-complex="10pt"/>
    </style:style>
    <style:style style:name="P58" style:family="paragraph" style:parent-style-name="Text_20_body">
      <style:paragraph-properties fo:text-align="start" style:justify-single-word="false"/>
      <style:text-properties style:font-name="Calibri2" fo:font-size="10pt" officeooo:paragraph-rsid="00462f34" style:font-size-asian="10pt" style:font-size-complex="10pt"/>
    </style:style>
    <style:style style:name="P59" style:family="paragraph" style:parent-style-name="Text_20_body">
      <style:paragraph-properties fo:text-align="start" style:justify-single-word="false"/>
      <style:text-properties style:font-name="Calibri2" fo:font-size="10pt" style:font-size-asian="10pt" style:font-size-complex="10pt"/>
    </style:style>
    <style:style style:name="P60" style:family="paragraph" style:parent-style-name="Text_20_body">
      <style:text-properties style:font-name="Calibri2" fo:font-size="10pt" officeooo:paragraph-rsid="00462f34" style:font-size-asian="10pt" style:font-size-complex="10pt"/>
    </style:style>
    <style:style style:name="P61" style:family="paragraph" style:parent-style-name="Text_20_body" style:list-style-name="L3">
      <style:text-properties style:font-name="Calibri2" fo:font-size="10pt" officeooo:rsid="00462f34" officeooo:paragraph-rsid="00462f34" style:font-size-asian="10pt" style:font-size-complex="10pt"/>
    </style:style>
    <style:style style:name="P62" style:family="paragraph" style:parent-style-name="Text_20_body">
      <style:paragraph-properties fo:text-align="start" style:justify-single-word="false"/>
      <style:text-properties style:font-name="Calibri2" fo:font-size="10pt" style:font-size-asian="10pt" style:font-size-complex="10pt"/>
    </style:style>
    <style:style style:name="P63" style:family="paragraph" style:parent-style-name="Text_20_body">
      <style:paragraph-properties fo:text-align="start" style:justify-single-word="false"/>
      <style:text-properties style:font-name="Calibri2" fo:font-size="10pt" officeooo:paragraph-rsid="00249bfd"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c9e77"/>
    </style:style>
    <style:style style:name="T9" style:family="text">
      <style:text-properties officeooo:rsid="003d572a"/>
    </style:style>
    <style:style style:name="T10" style:family="text">
      <style:text-properties officeooo:rsid="003f0f2f"/>
    </style:style>
    <style:style style:name="T11" style:family="text">
      <style:text-properties officeooo:rsid="0041ee44"/>
    </style:style>
    <style:style style:name="T12" style:family="text">
      <style:text-properties officeooo:rsid="00430a3a"/>
    </style:style>
    <style:style style:name="T13" style:family="text">
      <style:text-properties officeooo:rsid="00462f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letterdate"/>
        <text:variable-decl office:value-type="string" text:name="seq"/>
        <text:variable-decl office:value-type="string" text:name="signatory"/>
        <text:variable-decl office:value-type="string" text:name="subject"/>
        <text:variable-decl office:value-type="string" text:name="incidenc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bookmark text:name="docs-internal-guid-199e2b3a-7fff-1399-28f1-465b70f8d33a"/><text:span text:style-name="T2">Date</text:span>: <text:variable-set text:name="letterdate" office:value-type="string">letterdate</text:variable-set></text:p>
      <text:p text:style-name="P9"><text:span text:style-name="T2">Reference</text:span>: SECL/OP/HR/<text:span text:style-name="T13">W</text:span><text:span text:style-name="T4">L</text:span><text:span text:style-name="T3">/</text:span>2022/<text:variable-set text:name="seq" office:value-type="string">seq</text:variable-set></text:p>
      <text:p text:style-name="P43"><text:variable-set text:name="name" office:value-type="string">name</text:variable-set></text:p>
      <text:p text:style-name="P19"/>
      <text:p text:style-name="P19">Subject<text:tab/><text:tab/>: <text:variable-set text:name="subject" office:value-type="string">subject</text:variable-set></text:p>
      <text:p text:style-name="P19"/>
      <text:p text:style-name="P19">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19"/>
      <text:p text:style-name="P59"><text:variable-set text:name="incidence" office:value-type="string">incidence</text:variable-set></text:p>
      <text:p text:style-name="P59"/>
      <text:p text:style-name="P63">This gives us an impression that you have been unable to perform your responsibilities diligently and professionally. You are hereby warned and advised to desist these activities in future. In case no improvement is found in your work and conduct in future, the management will be compelled to take disciplinary action as it may deem fit.</text:p>
      <text:p text:style-name="P63"/>
      <text:p text:style-name="P63">We believe that you have the potential to be a meaningful contributor and would like you to work with commitment and resolve.</text:p>
      <text:p text:style-name="P63"/>
      <text:p text:style-name="P63">For Spectrum Engineering Consortium Ltd.</text:p>
      <text:p text:style-name="P63"/>
      <text:p text:style-name="P63"/>
      <text:p text:style-name="P63"/>
      <text:p text:style-name="P63"/>
      <text:p text:style-name="P58">-----------------------------------------------------</text:p>
      <text:p text:style-name="P58"><text:variable-set text:name="signatory" office:value-type="string">signatory</text:variable-set></text:p>
      <text:p text:style-name="P60"/>
      <text:p text:style-name="P60"/>
      <text:p text:style-name="P60">Copy:</text:p>
      <text:list xml:id="list3897138305" text:style-name="L3">
        <text:list-item>
          <text:p text:style-name="P61">Office Copy</text:p>
        </text:list-item>
        <text:list-item>
          <text:p text:style-name="P61">Personal Fil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4"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3</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3-11T16:29:33.408000000</dc:date>
    <meta:editing-duration>PT5H11M35S</meta:editing-duration>
    <meta:editing-cycles>34</meta:editing-cycles>
    <meta:generator>LibreOffice/7.3.1.3$Windows_X86_64 LibreOffice_project/a69ca51ded25f3eefd52d7bf9a5fad8c90b87951</meta:generator>
    <meta:document-statistic meta:table-count="0" meta:image-count="1" meta:object-count="0" meta:page-count="1" meta:paragraph-count="16" meta:word-count="110" meta:character-count="752" meta:non-whitespace-character-count="657"/>
  </office:meta>
</office:document-meta>
</file>